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color="#C00000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 fo:color="#C00000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1.</text:span><text:span text:style-name="T3">Reflexiona y escribe un párrafo breve sobre cómo crees que la implementación de normas ISO puede beneficiar a una organización o institución que conozcas (como la escuela, un hospital, una empresa familiar, etc.).</text:span></text:p>
      <text:p text:style-name="Normal">Aplicar normas ISO en una organización puede traer muchos beneficios porque ayuda a trabajar de manera más organizada y eficiente. Por ejemplo, en una escuela, estas normas servirían para tener reglas y procedimientos claros en las áreas administrativas y académicas. Así, se podrían evitar errores, aprovechar mejor los recursos y asegurar que todos los estudiantes reciban una educación de buena calidad. Además, seguir estándares internacionales mejora la imagen de la institución y demuestra compromiso con la mejora continua y la satisfacción de la comunidad educativa.</text:p>
      <text:p text:style-name="Normal"><text:span text:style-name="T4">2.</text:span><text:span text:style-name="T5">Identifica al menos tres normas ISO distintas. Para cada una, responde:</text:span></text:p>
      <text:p text:style-name="Normal">ISO 9001 – Calidad, ISO 14001 – Medio ambiente, ISO 45001 – Seguridad y salud laboral</text:p>
      <text:p text:style-name="P6">¿Cuál es el objetivo principal de esta norma?</text:p>
      <text:p text:style-name="Normal">Objetivo-9001: Garantizar que los productos o servicios cumplan con las expectativas del cliente y se mejoren constantemente.</text:p>
      <text:p text:style-name="Normal">Objetivo-14001: Cuidar el medio ambiente y reducir el impacto de las actividades de la organización.</text:p>
      <text:p text:style-name="Normal">Objetivo-45001: Proteger la salud y seguridad de los trabajadores.</text:p>
      <text:p text:style-name="P7">¿En qué sector o tipo de organización se aplica principalmente?</text:p>
      <text:p text:style-name="Normal">Aplicación-9001: En todo tipo de empresas o instituciones.</text:p>
      <text:p text:style-name="Normal">Aplicación-14001: Principalmente en empresas que generan residuos o consumen muchos recursos.</text:p>
      <text:p text:style-name="Normal">Aplicación-45001: En cualquier lugar de trabajo, sobre todo donde hay riesgos físicos o industriales.</text:p>
      <text:p text:style-name="P8">¿Qué beneficios aporta su implementación?</text:p>
      <text:p text:style-name="Normal">Beneficios-9001: Mejora la organización del trabajo, aumenta la satisfacción del cliente y eleva la eficiencia.</text:p>
      <text:p text:style-name="Normal">Beneficios-14001: Disminuye la contaminación, promueve el uso responsable de recursos y mejora la imagen ambiental.</text:p>
      <text:p text:style-name="Normal">Beneficios-45001: Reduce accidentes, mejora el bienestar del personal y aumenta la productivida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IGUEL FERNÁNDEZ HIDALGO</meta:initial-creator>
    <dc:creator>JOSE MIGUEL FERNÁNDEZ HIDALGO</dc:creator>
    <meta:creation-date>2025-10-10T10:48:00Z</meta:creation-date>
    <dc:date>2025-10-10T11:00:00Z</dc:date>
    <meta:template xlink:href="Normal" xlink:type="simple"/>
    <meta:editing-cycles>1</meta:editing-cycles>
    <meta:editing-duration>PT720S</meta:editing-duration>
    <meta:document-statistic meta:page-count="1" meta:paragraph-count="3" meta:word-count="304" meta:character-count="1975" meta:row-count="13" meta:non-whitespace-character-count="1674"/>
  </office:meta>
</office:document-meta>
</file>